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0</text:p>
          </table:table-cell>
        </table:table-row>
        <table:table-row table:style-name="ro1">
          <table:table-cell office:value-type="float" office:value="0.000000000608787" calcext:value-type="float">
            <text:p>6.08787E-10</text:p>
          </table:table-cell>
          <table:table-cell office:value-type="float" office:value="0.000000000785398" calcext:value-type="float">
            <text:p>7.85398E-10</text:p>
          </table:table-cell>
        </table:table-row>
        <table:table-row table:style-name="ro1">
          <table:table-cell office:value-type="float" office:value="0.000000000621058" calcext:value-type="float">
            <text:p>6.21058E-10</text:p>
          </table:table-cell>
          <table:table-cell office:value-type="float" office:value="0.000000000785398" calcext:value-type="float">
            <text:p>7.85398E-10</text:p>
          </table:table-cell>
        </table:table-row>
        <table:table-row table:style-name="ro1">
          <table:table-cell office:value-type="float" office:value="0.000000000736588" calcext:value-type="float">
            <text:p>7.36588E-10</text:p>
          </table:table-cell>
          <table:table-cell office:value-type="float" office:value="0.000000000785398" calcext:value-type="float">
            <text:p>7.85398E-10</text:p>
          </table:table-cell>
        </table:table-row>
        <table:table-row table:style-name="ro1">
          <table:table-cell table:number-columns-repeated="2" office:value-type="float" office:value="0.000000000785398" calcext:value-type="float">
            <text:p>7.85398E-10</text:p>
          </table:table-cell>
        </table:table-row>
        <table:table-row table:style-name="ro1">
          <table:table-cell table:number-columns-repeated="2" office:value-type="float" office:value="0.000000000785398" calcext:value-type="float">
            <text:p>7.85398E-10</text:p>
          </table:table-cell>
        </table:table-row>
        <table:table-row table:style-name="ro1">
          <table:table-cell table:number-columns-repeated="2" office:value-type="float" office:value="0.000000000785398" calcext:value-type="float">
            <text:p>7.85398E-10</text:p>
          </table:table-cell>
        </table:table-row>
        <table:table-row table:style-name="ro1">
          <table:table-cell table:number-columns-repeated="2" office:value-type="float" office:value="0.000000000785398" calcext:value-type="float">
            <text:p>7.85398E-10</text:p>
          </table:table-cell>
        </table:table-row>
        <table:table-row table:style-name="ro1">
          <table:table-cell table:number-columns-repeated="2" office:value-type="float" office:value="0.000000000785398" calcext:value-type="float">
            <text:p>7.85398E-10</text:p>
          </table:table-cell>
        </table:table-row>
        <table:table-row table:style-name="ro1">
          <table:table-cell table:number-columns-repeated="2" office:value-type="float" office:value="0.000000000785398" calcext:value-type="float">
            <text:p>7.85398E-10</text:p>
          </table:table-cell>
        </table:table-row>
        <table:table-row table:style-name="ro1">
          <table:table-cell office:value-type="float" office:value="0.000000000785398" calcext:value-type="float">
            <text:p>7.85398E-10</text:p>
          </table:table-cell>
          <table:table-cell office:value-type="float" office:value="0.0000000502655" calcext:value-type="float">
            <text:p>5.02655E-08</text:p>
          </table:table-cell>
        </table:table-row>
        <table:table-row table:style-name="ro1">
          <table:table-cell office:value-type="float" office:value="0.000000000785398" calcext:value-type="float">
            <text:p>7.85398E-10</text:p>
          </table:table-cell>
          <table:table-cell office:value-type="float" office:value="0.000000000973348" calcext:value-type="float">
            <text:p>9.73348E-10</text:p>
          </table:table-cell>
        </table:table-row>
        <table:table-row table:style-name="ro1">
          <table:table-cell office:value-type="float" office:value="0.000000000785398" calcext:value-type="float">
            <text:p>7.85398E-10</text:p>
          </table:table-cell>
          <table:table-cell office:value-type="float" office:value="0.000000000953887" calcext:value-type="float">
            <text:p>9.53887E-10</text:p>
          </table:table-cell>
        </table:table-row>
        <table:table-row table:style-name="ro1">
          <table:table-cell office:value-type="float" office:value="0.000000000787164" calcext:value-type="float">
            <text:p>7.87164E-10</text:p>
          </table:table-cell>
          <table:table-cell office:value-type="float" office:value="0.000000000892528" calcext:value-type="float">
            <text:p>8.92528E-10</text:p>
          </table:table-cell>
        </table:table-row>
        <table:table-row table:style-name="ro1">
          <table:table-cell table:number-columns-repeated="2" office:value-type="float" office:value="0.000000000831169" calcext:value-type="float">
            <text:p>8.31169E-10</text:p>
          </table:table-cell>
        </table:table-row>
        <table:table-row table:style-name="ro1">
          <table:table-cell office:value-type="float" office:value="0.000000000891039" calcext:value-type="float">
            <text:p>8.91039E-10</text:p>
          </table:table-cell>
          <table:table-cell office:value-type="float" office:value="0.000000000736588" calcext:value-type="float">
            <text:p>7.36588E-10</text:p>
          </table:table-cell>
        </table:table-row>
        <table:table-row table:style-name="ro1">
          <table:table-cell office:value-type="float" office:value="0.000000000892528" calcext:value-type="float">
            <text:p>8.92528E-10</text:p>
          </table:table-cell>
          <table:table-cell office:value-type="float" office:value="0.000000000785398" calcext:value-type="float">
            <text:p>7.85398E-10</text:p>
          </table:table-cell>
        </table:table-row>
        <table:table-row table:style-name="ro1">
          <table:table-cell office:value-type="float" office:value="0.000000000919433" calcext:value-type="float">
            <text:p>9.19433E-10</text:p>
          </table:table-cell>
          <table:table-cell office:value-type="float" office:value="0.000000000608787" calcext:value-type="float">
            <text:p>6.08787E-10</text:p>
          </table:table-cell>
        </table:table-row>
        <table:table-row table:style-name="ro1">
          <table:table-cell office:value-type="float" office:value="0.000000000931704" calcext:value-type="float">
            <text:p>9.31704E-10</text:p>
          </table:table-cell>
          <table:table-cell office:value-type="float" office:value="0.000000000787164" calcext:value-type="float">
            <text:p>7.87164E-10</text:p>
          </table:table-cell>
        </table:table-row>
        <table:table-row table:style-name="ro1">
          <table:table-cell table:number-columns-repeated="2" office:value-type="float" office:value="0.000000000932321" calcext:value-type="float">
            <text:p>9.32321E-10</text:p>
          </table:table-cell>
        </table:table-row>
        <table:table-row table:style-name="ro1">
          <table:table-cell office:value-type="float" office:value="0.000000000953887" calcext:value-type="float">
            <text:p>9.53887E-10</text:p>
          </table:table-cell>
          <table:table-cell office:value-type="float" office:value="0.00000000104426" calcext:value-type="float">
            <text:p>1.04426E-09</text:p>
          </table:table-cell>
        </table:table-row>
        <table:table-row table:style-name="ro1">
          <table:table-cell office:value-type="float" office:value="0.000000000994297" calcext:value-type="float">
            <text:p>9.94297E-10</text:p>
          </table:table-cell>
          <table:table-cell office:value-type="float" office:value="0.00000000113524" calcext:value-type="float">
            <text:p>1.13524E-09</text:p>
          </table:table-cell>
        </table:table-row>
        <table:table-row table:style-name="ro1">
          <table:table-cell office:value-type="float" office:value="0.00000000102269" calcext:value-type="float">
            <text:p>1.02269E-09</text:p>
          </table:table-cell>
          <table:table-cell office:value-type="float" office:value="0.00000000120528" calcext:value-type="float">
            <text:p>1.20528E-09</text:p>
          </table:table-cell>
        </table:table-row>
        <table:table-row table:style-name="ro1">
          <table:table-cell office:value-type="float" office:value="0.00000000104426" calcext:value-type="float">
            <text:p>1.04426E-09</text:p>
          </table:table-cell>
          <table:table-cell office:value-type="float" office:value="0.00000000127532" calcext:value-type="float">
            <text:p>1.27532E-09</text:p>
          </table:table-cell>
        </table:table-row>
        <table:table-row table:style-name="ro1">
          <table:table-cell office:value-type="float" office:value="0.00000000108554" calcext:value-type="float">
            <text:p>1.08554E-09</text:p>
          </table:table-cell>
          <table:table-cell office:value-type="float" office:value="0.00000000128399" calcext:value-type="float">
            <text:p>1.28399E-09</text:p>
          </table:table-cell>
        </table:table-row>
        <table:table-row table:style-name="ro1">
          <table:table-cell office:value-type="float" office:value="0.00000000109273" calcext:value-type="float">
            <text:p>1.09273E-09</text:p>
          </table:table-cell>
          <table:table-cell office:value-type="float" office:value="0.00000000125586" calcext:value-type="float">
            <text:p>1.25586E-09</text:p>
          </table:table-cell>
        </table:table-row>
        <table:table-row table:style-name="ro1">
          <table:table-cell office:value-type="float" office:value="0.00000000113524" calcext:value-type="float">
            <text:p>1.13524E-09</text:p>
          </table:table-cell>
          <table:table-cell office:value-type="float" office:value="0.00000000123999" calcext:value-type="float">
            <text:p>1.23999E-09</text:p>
          </table:table-cell>
        </table:table-row>
        <table:table-row table:style-name="ro1">
          <table:table-cell office:value-type="float" office:value="0.00000000114181" calcext:value-type="float">
            <text:p>1.14181E-09</text:p>
          </table:table-cell>
          <table:table-cell office:value-type="float" office:value="0.0000000011909" calcext:value-type="float">
            <text:p>1.1909E-09</text:p>
          </table:table-cell>
        </table:table-row>
        <table:table-row table:style-name="ro1">
          <table:table-cell office:value-type="float" office:value="0.00000000117652" calcext:value-type="float">
            <text:p>1.17652E-09</text:p>
          </table:table-cell>
          <table:table-cell office:value-type="float" office:value="0.00000000114181" calcext:value-type="float">
            <text:p>1.14181E-09</text:p>
          </table:table-cell>
        </table:table-row>
        <table:table-row table:style-name="ro1">
          <table:table-cell office:value-type="float" office:value="0.0000000011909" calcext:value-type="float">
            <text:p>1.1909E-09</text:p>
          </table:table-cell>
          <table:table-cell office:value-type="float" office:value="0.00000000109273" calcext:value-type="float">
            <text:p>1.09273E-09</text:p>
          </table:table-cell>
        </table:table-row>
        <table:table-row table:style-name="ro1">
          <table:table-cell office:value-type="float" office:value="0.00000000120528" calcext:value-type="float">
            <text:p>1.20528E-09</text:p>
          </table:table-cell>
          <table:table-cell office:value-type="float" office:value="0.00000000100174" calcext:value-type="float">
            <text:p>1.00174E-09</text:p>
          </table:table-cell>
        </table:table-row>
        <table:table-row table:style-name="ro1">
          <table:table-cell office:value-type="float" office:value="0.00000000123999" calcext:value-type="float">
            <text:p>1.23999E-09</text:p>
          </table:table-cell>
          <table:table-cell office:value-type="float" office:value="0.000000000931704" calcext:value-type="float">
            <text:p>9.31704E-10</text:p>
          </table:table-cell>
        </table:table-row>
        <table:table-row table:style-name="ro1">
          <table:table-cell office:value-type="float" office:value="0.00000000125586" calcext:value-type="float">
            <text:p>1.25586E-09</text:p>
          </table:table-cell>
          <table:table-cell office:value-type="float" office:value="0.000000000952654" calcext:value-type="float">
            <text:p>9.52654E-10</text:p>
          </table:table-cell>
        </table:table-row>
        <table:table-row table:style-name="ro1">
          <table:table-cell office:value-type="float" office:value="0.00000000127532" calcext:value-type="float">
            <text:p>1.27532E-09</text:p>
          </table:table-cell>
          <table:table-cell office:value-type="float" office:value="0.00000000106459" calcext:value-type="float">
            <text:p>1.06459E-09</text:p>
          </table:table-cell>
        </table:table-row>
        <table:table-row table:style-name="ro1">
          <table:table-cell office:value-type="float" office:value="0.00000000127619" calcext:value-type="float">
            <text:p>1.27619E-09</text:p>
          </table:table-cell>
          <table:table-cell office:value-type="float" office:value="0.00000000117652" calcext:value-type="float">
            <text:p>1.17652E-09</text:p>
          </table:table-cell>
        </table:table-row>
        <table:table-row table:style-name="ro1">
          <table:table-cell office:value-type="float" office:value="0.00000000128399" calcext:value-type="float">
            <text:p>1.28399E-09</text:p>
          </table:table-cell>
          <table:table-cell office:value-type="float" office:value="0.00000000127619" calcext:value-type="float">
            <text:p>1.27619E-09</text:p>
          </table:table-cell>
        </table:table-row>
        <table:table-row table:style-name="ro1">
          <table:table-cell office:value-type="float" office:value="0.00000000129091" calcext:value-type="float">
            <text:p>1.29091E-09</text:p>
          </table:table-cell>
          <table:table-cell office:value-type="float" office:value="0.0000000013549" calcext:value-type="float">
            <text:p>1.3549E-09</text:p>
          </table:table-cell>
        </table:table-row>
        <table:table-row table:style-name="ro1">
          <table:table-cell office:value-type="float" office:value="0.00000000131674" calcext:value-type="float">
            <text:p>1.31674E-09</text:p>
          </table:table-cell>
          <table:table-cell office:value-type="float" office:value="0.00000000141267" calcext:value-type="float">
            <text:p>1.41267E-09</text:p>
          </table:table-cell>
        </table:table-row>
        <table:table-row table:style-name="ro1">
          <table:table-cell office:value-type="float" office:value="0.0000000013549" calcext:value-type="float">
            <text:p>1.3549E-09</text:p>
          </table:table-cell>
          <table:table-cell office:value-type="float" office:value="0.00000000147043" calcext:value-type="float">
            <text:p>1.47043E-09</text:p>
          </table:table-cell>
        </table:table-row>
        <table:table-row table:style-name="ro1">
          <table:table-cell office:value-type="float" office:value="0.00000000141267" calcext:value-type="float">
            <text:p>1.41267E-09</text:p>
          </table:table-cell>
          <table:table-cell office:value-type="float" office:value="0.00000000151952" calcext:value-type="float">
            <text:p>1.51952E-09</text:p>
          </table:table-cell>
        </table:table-row>
        <table:table-row table:style-name="ro1">
          <table:table-cell office:value-type="float" office:value="0.00000000144707" calcext:value-type="float">
            <text:p>1.44707E-09</text:p>
          </table:table-cell>
          <table:table-cell office:value-type="float" office:value="0.00000000155634" calcext:value-type="float">
            <text:p>1.55634E-09</text:p>
          </table:table-cell>
        </table:table-row>
        <table:table-row table:style-name="ro1">
          <table:table-cell office:value-type="float" office:value="0.00000000147043" calcext:value-type="float">
            <text:p>1.47043E-09</text:p>
          </table:table-cell>
          <table:table-cell office:value-type="float" office:value="0.00000000158088" calcext:value-type="float">
            <text:p>1.58088E-09</text:p>
          </table:table-cell>
        </table:table-row>
        <table:table-row table:style-name="ro1">
          <table:table-cell office:value-type="float" office:value="0.00000000149873" calcext:value-type="float">
            <text:p>1.49873E-09</text:p>
          </table:table-cell>
          <table:table-cell office:value-type="float" office:value="0.00000000166787" calcext:value-type="float">
            <text:p>1.66787E-09</text:p>
          </table:table-cell>
        </table:table-row>
        <table:table-row table:style-name="ro1">
          <table:table-cell office:value-type="float" office:value="0.00000000151952" calcext:value-type="float">
            <text:p>1.51952E-09</text:p>
          </table:table-cell>
          <table:table-cell office:value-type="float" office:value="0.00000000172559" calcext:value-type="float">
            <text:p>1.72559E-09</text:p>
          </table:table-cell>
        </table:table-row>
        <table:table-row table:style-name="ro1">
          <table:table-cell office:value-type="float" office:value="0.00000000155634" calcext:value-type="float">
            <text:p>1.55634E-09</text:p>
          </table:table-cell>
          <table:table-cell office:value-type="float" office:value="0.0000000017833" calcext:value-type="float">
            <text:p>1.7833E-09</text:p>
          </table:table-cell>
        </table:table-row>
        <table:table-row table:style-name="ro1">
          <table:table-cell office:value-type="float" office:value="0.0000000015774" calcext:value-type="float">
            <text:p>1.5774E-09</text:p>
          </table:table-cell>
          <table:table-cell office:value-type="float" office:value="0.00000000184101" calcext:value-type="float">
            <text:p>1.84101E-09</text:p>
          </table:table-cell>
        </table:table-row>
        <table:table-row table:style-name="ro1">
          <table:table-cell office:value-type="float" office:value="0.00000000158088" calcext:value-type="float">
            <text:p>1.58088E-09</text:p>
          </table:table-cell>
          <table:table-cell office:value-type="float" office:value="0.00000000187188" calcext:value-type="float">
            <text:p>1.87188E-09</text:p>
          </table:table-cell>
        </table:table-row>
        <table:table-row table:style-name="ro1">
          <table:table-cell office:value-type="float" office:value="0.00000000165489" calcext:value-type="float">
            <text:p>1.65489E-09</text:p>
          </table:table-cell>
          <table:table-cell office:value-type="float" office:value="0.0000000017864" calcext:value-type="float">
            <text:p>1.7864E-09</text:p>
          </table:table-cell>
        </table:table-row>
        <table:table-row table:style-name="ro1">
          <table:table-cell office:value-type="float" office:value="0.00000000166787" calcext:value-type="float">
            <text:p>1.66787E-09</text:p>
          </table:table-cell>
          <table:table-cell office:value-type="float" office:value="0.0000000016819" calcext:value-type="float">
            <text:p>1.6819E-09</text:p>
          </table:table-cell>
        </table:table-row>
        <table:table-row table:style-name="ro1">
          <table:table-cell office:value-type="float" office:value="0.0000000016819" calcext:value-type="float">
            <text:p>1.6819E-09</text:p>
          </table:table-cell>
          <table:table-cell office:value-type="float" office:value="0.0000000015774" calcext:value-type="float">
            <text:p>1.5774E-09</text:p>
          </table:table-cell>
        </table:table-row>
        <table:table-row table:style-name="ro1">
          <table:table-cell office:value-type="float" office:value="0.00000000172559" calcext:value-type="float">
            <text:p>1.72559E-09</text:p>
          </table:table-cell>
          <table:table-cell office:value-type="float" office:value="0.00000000144707" calcext:value-type="float">
            <text:p>1.44707E-09</text:p>
          </table:table-cell>
        </table:table-row>
        <table:table-row table:style-name="ro1">
          <table:table-cell office:value-type="float" office:value="0.00000000177594" calcext:value-type="float">
            <text:p>1.77594E-09</text:p>
          </table:table-cell>
          <table:table-cell office:value-type="float" office:value="0.00000000129091" calcext:value-type="float">
            <text:p>1.29091E-09</text:p>
          </table:table-cell>
        </table:table-row>
        <table:table-row table:style-name="ro1">
          <table:table-cell office:value-type="float" office:value="0.0000000017833" calcext:value-type="float">
            <text:p>1.7833E-09</text:p>
          </table:table-cell>
          <table:table-cell office:value-type="float" office:value="0.00000000131674" calcext:value-type="float">
            <text:p>1.31674E-09</text:p>
          </table:table-cell>
        </table:table-row>
        <table:table-row table:style-name="ro1">
          <table:table-cell office:value-type="float" office:value="0.0000000017864" calcext:value-type="float">
            <text:p>1.7864E-09</text:p>
          </table:table-cell>
          <table:table-cell office:value-type="float" office:value="0.00000000149873" calcext:value-type="float">
            <text:p>1.49873E-09</text:p>
          </table:table-cell>
        </table:table-row>
        <table:table-row table:style-name="ro1">
          <table:table-cell office:value-type="float" office:value="0.00000000180429" calcext:value-type="float">
            <text:p>1.80429E-09</text:p>
          </table:table-cell>
          <table:table-cell office:value-type="float" office:value="0.00000000165489" calcext:value-type="float">
            <text:p>1.65489E-09</text:p>
          </table:table-cell>
        </table:table-row>
        <table:table-row table:style-name="ro1">
          <table:table-cell table:number-columns-repeated="2" office:value-type="float" office:value="0.00000000181106" calcext:value-type="float">
            <text:p>1.81106E-09</text:p>
          </table:table-cell>
        </table:table-row>
        <table:table-row table:style-name="ro1">
          <table:table-cell office:value-type="float" office:value="0.00000000184101" calcext:value-type="float">
            <text:p>1.84101E-09</text:p>
          </table:table-cell>
          <table:table-cell office:value-type="float" office:value="0.00000000194139" calcext:value-type="float">
            <text:p>1.94139E-09</text:p>
          </table:table-cell>
        </table:table-row>
        <table:table-row table:style-name="ro1">
          <table:table-cell office:value-type="float" office:value="0.00000000187188" calcext:value-type="float">
            <text:p>1.87188E-09</text:p>
          </table:table-cell>
          <table:table-cell office:value-type="float" office:value="0.00000000203689" calcext:value-type="float">
            <text:p>2.03689E-09</text:p>
          </table:table-cell>
        </table:table-row>
        <table:table-row table:style-name="ro1">
          <table:table-cell office:value-type="float" office:value="0.00000000193014" calcext:value-type="float">
            <text:p>1.93014E-09</text:p>
          </table:table-cell>
          <table:table-cell office:value-type="float" office:value="0.00000000206604" calcext:value-type="float">
            <text:p>2.06604E-09</text:p>
          </table:table-cell>
        </table:table-row>
        <table:table-row table:style-name="ro1">
          <table:table-cell office:value-type="float" office:value="0.00000000194139" calcext:value-type="float">
            <text:p>1.94139E-09</text:p>
          </table:table-cell>
          <table:table-cell office:value-type="float" office:value="0.00000000206201" calcext:value-type="float">
            <text:p>2.06201E-09</text:p>
          </table:table-cell>
        </table:table-row>
        <table:table-row table:style-name="ro1">
          <table:table-cell office:value-type="float" office:value="0.00000000195912" calcext:value-type="float">
            <text:p>1.95912E-09</text:p>
          </table:table-cell>
          <table:table-cell office:value-type="float" office:value="0.00000000204143" calcext:value-type="float">
            <text:p>2.04143E-09</text:p>
          </table:table-cell>
        </table:table-row>
        <table:table-row table:style-name="ro1">
          <table:table-cell office:value-type="float" office:value="0.00000000198683" calcext:value-type="float">
            <text:p>1.98683E-09</text:p>
          </table:table-cell>
          <table:table-cell office:value-type="float" office:value="0.00000000201056" calcext:value-type="float">
            <text:p>2.01056E-09</text:p>
          </table:table-cell>
        </table:table-row>
        <table:table-row table:style-name="ro1">
          <table:table-cell table:number-columns-repeated="2" office:value-type="float" office:value="0.00000000198998" calcext:value-type="float">
            <text:p>1.98998E-09</text:p>
          </table:table-cell>
        </table:table-row>
        <table:table-row table:style-name="ro1">
          <table:table-cell office:value-type="float" office:value="0.00000000199625" calcext:value-type="float">
            <text:p>1.99625E-09</text:p>
          </table:table-cell>
          <table:table-cell office:value-type="float" office:value="0.00000000195912" calcext:value-type="float">
            <text:p>1.95912E-09</text:p>
          </table:table-cell>
        </table:table-row>
        <table:table-row table:style-name="ro1">
          <table:table-cell office:value-type="float" office:value="0.00000000201056" calcext:value-type="float">
            <text:p>2.01056E-09</text:p>
          </table:table-cell>
          <table:table-cell office:value-type="float" office:value="0.00000000199625" calcext:value-type="float">
            <text:p>1.99625E-09</text:p>
          </table:table-cell>
        </table:table-row>
        <table:table-row table:style-name="ro1">
          <table:table-cell office:value-type="float" office:value="0.00000000203517" calcext:value-type="float">
            <text:p>2.03517E-09</text:p>
          </table:table-cell>
          <table:table-cell office:value-type="float" office:value="0.0000000020808" calcext:value-type="float">
            <text:p>2.0808E-09</text:p>
          </table:table-cell>
        </table:table-row>
        <table:table-row table:style-name="ro1">
          <table:table-cell office:value-type="float" office:value="0.00000000203689" calcext:value-type="float">
            <text:p>2.03689E-09</text:p>
          </table:table-cell>
          <table:table-cell office:value-type="float" office:value="0.00000000210138" calcext:value-type="float">
            <text:p>2.10138E-09</text:p>
          </table:table-cell>
        </table:table-row>
        <table:table-row table:style-name="ro1">
          <table:table-cell office:value-type="float" office:value="0.00000000204143" calcext:value-type="float">
            <text:p>2.04143E-09</text:p>
          </table:table-cell>
          <table:table-cell office:value-type="float" office:value="0.00000000234616" calcext:value-type="float">
            <text:p>2.34616E-09</text:p>
          </table:table-cell>
        </table:table-row>
        <table:table-row table:style-name="ro1">
          <table:table-cell office:value-type="float" office:value="0.00000000205599" calcext:value-type="float">
            <text:p>2.05599E-09</text:p>
          </table:table-cell>
          <table:table-cell office:value-type="float" office:value="0.0000000023096" calcext:value-type="float">
            <text:p>2.3096E-09</text:p>
          </table:table-cell>
        </table:table-row>
        <table:table-row table:style-name="ro1">
          <table:table-cell office:value-type="float" office:value="0.00000000206604" calcext:value-type="float">
            <text:p>2.06604E-09</text:p>
          </table:table-cell>
          <table:table-cell office:value-type="float" office:value="0.00000000228431" calcext:value-type="float">
            <text:p>2.28431E-09</text:p>
          </table:table-cell>
        </table:table-row>
        <table:table-row table:style-name="ro1">
          <table:table-cell office:value-type="float" office:value="0.0000000020808" calcext:value-type="float">
            <text:p>2.0808E-09</text:p>
          </table:table-cell>
          <table:table-cell office:value-type="float" office:value="0.00000000223733" calcext:value-type="float">
            <text:p>2.23733E-09</text:p>
          </table:table-cell>
        </table:table-row>
        <table:table-row table:style-name="ro1">
          <table:table-cell office:value-type="float" office:value="0.00000000210138" calcext:value-type="float">
            <text:p>2.10138E-09</text:p>
          </table:table-cell>
          <table:table-cell office:value-type="float" office:value="0.00000000222384" calcext:value-type="float">
            <text:p>2.22384E-09</text:p>
          </table:table-cell>
        </table:table-row>
        <table:table-row table:style-name="ro1">
          <table:table-cell office:value-type="float" office:value="0.0000000021756" calcext:value-type="float">
            <text:p>2.1756E-09</text:p>
          </table:table-cell>
          <table:table-cell office:value-type="float" office:value="0.00000000223316" calcext:value-type="float">
            <text:p>2.23316E-09</text:p>
          </table:table-cell>
        </table:table-row>
        <table:table-row table:style-name="ro1">
          <table:table-cell table:number-columns-repeated="2" office:value-type="float" office:value="0.00000000221967" calcext:value-type="float">
            <text:p>2.21967E-09</text:p>
          </table:table-cell>
        </table:table-row>
        <table:table-row table:style-name="ro1">
          <table:table-cell office:value-type="float" office:value="0.00000000222384" calcext:value-type="float">
            <text:p>2.22384E-09</text:p>
          </table:table-cell>
          <table:table-cell office:value-type="float" office:value="0.00000000205599" calcext:value-type="float">
            <text:p>2.05599E-09</text:p>
          </table:table-cell>
        </table:table-row>
        <table:table-row table:style-name="ro1">
          <table:table-cell office:value-type="float" office:value="0.00000000223316" calcext:value-type="float">
            <text:p>2.23316E-09</text:p>
          </table:table-cell>
          <table:table-cell office:value-type="float" office:value="0.00000000193014" calcext:value-type="float">
            <text:p>1.93014E-09</text:p>
          </table:table-cell>
        </table:table-row>
        <table:table-row table:style-name="ro1">
          <table:table-cell office:value-type="float" office:value="0.00000000223733" calcext:value-type="float">
            <text:p>2.23733E-09</text:p>
          </table:table-cell>
          <table:table-cell office:value-type="float" office:value="0.00000000177594" calcext:value-type="float">
            <text:p>1.77594E-09</text:p>
          </table:table-cell>
        </table:table-row>
        <table:table-row table:style-name="ro1">
          <table:table-cell office:value-type="float" office:value="0.00000000228431" calcext:value-type="float">
            <text:p>2.28431E-09</text:p>
          </table:table-cell>
          <table:table-cell office:value-type="float" office:value="0.00000000180429" calcext:value-type="float">
            <text:p>1.80429E-09</text:p>
          </table:table-cell>
        </table:table-row>
        <table:table-row table:style-name="ro1">
          <table:table-cell office:value-type="float" office:value="0.00000000230832" calcext:value-type="float">
            <text:p>2.30832E-09</text:p>
          </table:table-cell>
          <table:table-cell office:value-type="float" office:value="0.00000000195848" calcext:value-type="float">
            <text:p>1.95848E-09</text:p>
          </table:table-cell>
        </table:table-row>
        <table:table-row table:style-name="ro1">
          <table:table-cell office:value-type="float" office:value="0.0000000023096" calcext:value-type="float">
            <text:p>2.3096E-09</text:p>
          </table:table-cell>
          <table:table-cell office:value-type="float" office:value="0.0000000021756" calcext:value-type="float">
            <text:p>2.1756E-09</text:p>
          </table:table-cell>
        </table:table-row>
        <table:table-row table:style-name="ro1">
          <table:table-cell office:value-type="float" office:value="0.00000000234616" calcext:value-type="float">
            <text:p>2.34616E-09</text:p>
          </table:table-cell>
          <table:table-cell office:value-type="float" office:value="0.00000000230832" calcext:value-type="float">
            <text:p>2.30832E-09</text:p>
          </table:table-cell>
        </table:table-row>
        <table:table-row table:style-name="ro1">
          <table:table-cell table:number-columns-repeated="2" office:value-type="float" office:value="0.00000000235135" calcext:value-type="float">
            <text:p>2.35135E-09</text:p>
          </table:table-cell>
        </table:table-row>
        <table:table-row table:style-name="ro1">
          <table:table-cell table:number-columns-repeated="2" office:value-type="float" office:value="0.00000000239438" calcext:value-type="float">
            <text:p>2.39438E-09</text:p>
          </table:table-cell>
        </table:table-row>
        <table:table-row table:style-name="ro1">
          <table:table-cell table:number-columns-repeated="2" office:value-type="float" office:value="0.00000000241461" calcext:value-type="float">
            <text:p>2.41461E-09</text:p>
          </table:table-cell>
        </table:table-row>
        <table:table-row table:style-name="ro1">
          <table:table-cell office:value-type="float" office:value="0.00000000243201" calcext:value-type="float">
            <text:p>2.43201E-09</text:p>
          </table:table-cell>
          <table:table-cell office:value-type="float" office:value="0.00000000253914" calcext:value-type="float">
            <text:p>2.53914E-09</text:p>
          </table:table-cell>
        </table:table-row>
        <table:table-row table:style-name="ro1">
          <table:table-cell office:value-type="float" office:value="0.00000000247096" calcext:value-type="float">
            <text:p>2.47096E-09</text:p>
          </table:table-cell>
          <table:table-cell office:value-type="float" office:value="0.00000000266955" calcext:value-type="float">
            <text:p>2.66955E-09</text:p>
          </table:table-cell>
        </table:table-row>
        <table:table-row table:style-name="ro1">
          <table:table-cell office:value-type="float" office:value="0.00000000253914" calcext:value-type="float">
            <text:p>2.53914E-09</text:p>
          </table:table-cell>
          <table:table-cell office:value-type="float" office:value="0.00000000267567" calcext:value-type="float">
            <text:p>2.67567E-09</text:p>
          </table:table-cell>
        </table:table-row>
        <table:table-row table:style-name="ro1">
          <table:table-cell office:value-type="float" office:value="0.00000000257271" calcext:value-type="float">
            <text:p>2.57271E-09</text:p>
          </table:table-cell>
          <table:table-cell office:value-type="float" office:value="0.00000000264127" calcext:value-type="float">
            <text:p>2.64127E-09</text:p>
          </table:table-cell>
        </table:table-row>
        <table:table-row table:style-name="ro1">
          <table:table-cell office:value-type="float" office:value="0.00000000261165" calcext:value-type="float">
            <text:p>2.61165E-09</text:p>
          </table:table-cell>
          <table:table-cell office:value-type="float" office:value="0.00000000266533" calcext:value-type="float">
            <text:p>2.66533E-09</text:p>
          </table:table-cell>
        </table:table-row>
        <table:table-row table:style-name="ro1">
          <table:table-cell office:value-type="float" office:value="0.00000000263888" calcext:value-type="float">
            <text:p>2.63888E-09</text:p>
          </table:table-cell>
          <table:table-cell office:value-type="float" office:value="0.00000000261165" calcext:value-type="float">
            <text:p>2.61165E-09</text:p>
          </table:table-cell>
        </table:table-row>
        <table:table-row table:style-name="ro1">
          <table:table-cell office:value-type="float" office:value="0.00000000264127" calcext:value-type="float">
            <text:p>2.64127E-09</text:p>
          </table:table-cell>
          <table:table-cell office:value-type="float" office:value="0.00000000247096" calcext:value-type="float">
            <text:p>2.47096E-09</text:p>
          </table:table-cell>
        </table:table-row>
        <table:table-row table:style-name="ro1">
          <table:table-cell office:value-type="float" office:value="0.00000000265796" calcext:value-type="float">
            <text:p>2.65796E-09</text:p>
          </table:table-cell>
          <table:table-cell office:value-type="float" office:value="0.00000000243201" calcext:value-type="float">
            <text:p>2.43201E-09</text:p>
          </table:table-cell>
        </table:table-row>
        <table:table-row table:style-name="ro1">
          <table:table-cell office:value-type="float" office:value="0.00000000267567" calcext:value-type="float">
            <text:p>2.67567E-09</text:p>
          </table:table-cell>
          <table:table-cell office:value-type="float" office:value="0.00000000257271" calcext:value-type="float">
            <text:p>2.57271E-09</text:p>
          </table:table-cell>
        </table:table-row>
        <table:table-row table:style-name="ro1">
          <table:table-cell office:value-type="float" office:value="0.00000000270744" calcext:value-type="float">
            <text:p>2.70744E-09</text:p>
          </table:table-cell>
          <table:table-cell office:value-type="float" office:value="0.00000000273041" calcext:value-type="float">
            <text:p>2.73041E-09</text:p>
          </table:table-cell>
        </table:table-row>
        <table:table-row table:style-name="ro1">
          <table:table-cell office:value-type="float" office:value="0.00000000273041" calcext:value-type="float">
            <text:p>2.73041E-09</text:p>
          </table:table-cell>
          <table:table-cell office:value-type="float" office:value="0.00000000277819" calcext:value-type="float">
            <text:p>2.77819E-09</text:p>
          </table:table-cell>
        </table:table-row>
        <table:table-row table:style-name="ro1">
          <table:table-cell office:value-type="float" office:value="0.00000000274547" calcext:value-type="float">
            <text:p>2.74547E-09</text:p>
          </table:table-cell>
          <table:table-cell office:value-type="float" office:value="0.0000000028393" calcext:value-type="float">
            <text:p>2.8393E-09</text:p>
          </table:table-cell>
        </table:table-row>
        <table:table-row table:style-name="ro1">
          <table:table-cell office:value-type="float" office:value="0.00000000277438" calcext:value-type="float">
            <text:p>2.77438E-09</text:p>
          </table:table-cell>
          <table:table-cell office:value-type="float" office:value="0.00000000283199" calcext:value-type="float">
            <text:p>2.83199E-09</text:p>
          </table:table-cell>
        </table:table-row>
        <table:table-row table:style-name="ro1">
          <table:table-cell office:value-type="float" office:value="0.00000000277819" calcext:value-type="float">
            <text:p>2.77819E-09</text:p>
          </table:table-cell>
          <table:table-cell office:value-type="float" office:value="0.00000000284268" calcext:value-type="float">
            <text:p>2.84268E-09</text:p>
          </table:table-cell>
        </table:table-row>
        <table:table-row table:style-name="ro1">
          <table:table-cell office:value-type="float" office:value="0.00000000279098" calcext:value-type="float">
            <text:p>2.79098E-09</text:p>
          </table:table-cell>
          <table:table-cell office:value-type="float" office:value="0.00000000270744" calcext:value-type="float">
            <text:p>2.70744E-09</text:p>
          </table:table-cell>
        </table:table-row>
        <table:table-row table:style-name="ro1">
          <table:table-cell office:value-type="float" office:value="0.00000000283199" calcext:value-type="float">
            <text:p>2.83199E-09</text:p>
          </table:table-cell>
          <table:table-cell office:value-type="float" office:value="0.00000000274547" calcext:value-type="float">
            <text:p>2.74547E-09</text:p>
          </table:table-cell>
        </table:table-row>
        <table:table-row table:style-name="ro1">
          <table:table-cell office:value-type="float" office:value="0.0000000028393" calcext:value-type="float">
            <text:p>2.8393E-09</text:p>
          </table:table-cell>
          <table:table-cell office:value-type="float" office:value="0.00000000279098" calcext:value-type="float">
            <text:p>2.79098E-09</text:p>
          </table:table-cell>
        </table:table-row>
        <table:table-row table:style-name="ro1">
          <table:table-cell office:value-type="float" office:value="0.00000000284268" calcext:value-type="float">
            <text:p>2.84268E-09</text:p>
          </table:table-cell>
          <table:table-cell office:value-type="float" office:value="0.00000000277438" calcext:value-type="float">
            <text:p>2.77438E-09</text:p>
          </table:table-cell>
        </table:table-row>
      </table:table>
      <table:named-expressions/>
      <table:database-ranges>
        <table:database-range table:name="__Anonymous_Sheet_DB__0" table:target-range-address="Sheet1.A2:Sheet1.A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18:01:19.068151079</meta:creation-date>
    <dc:date>2021-08-11T18:02:40.080700834</dc:date>
    <meta:editing-duration>PT1M21S</meta:editing-duration>
    <meta:editing-cycles>1</meta:editing-cycles>
    <meta:document-statistic meta:table-count="1" meta:cell-count="204" meta:object-count="0"/>
    <meta:generator>LibreOffice/6.0.7.3$Linux_X86_64 LibreOffice_project/00m0$Build-3</meta:generator>
  </office:meta>
</office:document-meta>
</file>